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d9d9e3"/>
    </style:style>
    <style:style style:name="P2" style:family="paragraph" style:parent-style-name="Text_20_body">
      <style:paragraph-properties fo:padding="0.049cm" fo:border="0.06pt solid #d9d9e3"/>
    </style:style>
    <style:style style:name="P3" style:family="paragraph" style:parent-style-name="Heading_20_3">
      <style:paragraph-properties fo:text-align="start" style:justify-single-word="false"/>
      <style:text-properties fo:font-weight="bold" officeooo:rsid="001c6af2" officeooo:paragraph-rsid="001c6af2" style:font-weight-asian="bold" style:font-weight-complex="bold"/>
    </style:style>
    <style:style style:name="P4" style:family="paragraph" style:parent-style-name="Standard">
      <style:paragraph-properties fo:text-align="start" style:justify-single-word="false"/>
      <style:text-properties fo:font-weight="bold" officeooo:rsid="001c6af2" officeooo:paragraph-rsid="001c6af2" style:font-weight-asian="bold" style:font-weight-complex="bold"/>
    </style:style>
    <style:style style:name="P5" style:family="paragraph" style:parent-style-name="Standard">
      <style:paragraph-properties fo:text-align="center" style:justify-single-word="false"/>
      <style:text-properties fo:font-weight="bold" officeooo:rsid="001c6af2" officeooo:paragraph-rsid="001c6af2" style:font-weight-asian="bold" style:font-weight-complex="bold"/>
    </style:style>
    <style:style style:name="P6" style:family="paragraph" style:parent-style-name="Standard">
      <style:paragraph-properties fo:text-align="start" style:justify-single-word="false"/>
      <style:text-properties fo:font-weight="normal" officeooo:rsid="001c6af2" officeooo:paragraph-rsid="001c6af2" style:font-weight-asian="normal" style:font-weight-complex="normal"/>
    </style:style>
    <style:style style:name="P7" style:family="paragraph" style:parent-style-name="Standard">
      <style:paragraph-properties fo:text-align="start" style:justify-single-word="false"/>
      <style:text-properties fo:font-weight="bold" officeooo:rsid="001c6af2" officeooo:paragraph-rsid="001c6af2" style:font-weight-asian="bold" style:font-weight-complex="bold"/>
    </style:style>
    <style:style style:name="P8" style:family="paragraph" style:parent-style-name="Standard">
      <style:paragraph-properties fo:text-align="start" style:justify-single-word="false"/>
      <style:text-properties fo:font-weight="bold" officeooo:rsid="001f48ad" officeooo:paragraph-rsid="001f48ad" style:font-weight-asian="bold" style:font-weight-complex="bold"/>
    </style:style>
    <style:style style:name="P9" style:family="paragraph" style:parent-style-name="Standard">
      <style:paragraph-properties fo:text-align="start" style:justify-single-word="false"/>
      <style:text-properties fo:font-weight="normal" officeooo:rsid="001f48ad" officeooo:paragraph-rsid="001f48ad" style:font-weight-asian="normal" style:font-weight-complex="normal"/>
    </style:style>
    <style:style style:name="P10" style:family="paragraph" style:parent-style-name="Standard">
      <style:paragraph-properties fo:text-align="start" style:justify-single-word="false"/>
      <style:text-properties fo:font-weight="normal" officeooo:rsid="001c6af2" officeooo:paragraph-rsid="001c6af2" style:font-weight-asian="normal" style:font-weight-complex="normal"/>
    </style:style>
    <style:style style:name="P11" style:family="paragraph" style:parent-style-name="Text_20_body" style:list-style-name="L1">
      <style:paragraph-properties fo:margin-top="0cm" fo:margin-bottom="0cm" style:contextual-spacing="false" fo:padding="0.049cm" fo:border="0.06pt solid #d9d9e3"/>
    </style:style>
    <style:style style:name="P12" style:family="paragraph" style:parent-style-name="Text_20_body" style:list-style-name="L1">
      <style:paragraph-properties fo:padding="0.049cm" fo:border="0.06pt solid #d9d9e3"/>
    </style:style>
    <style:style style:name="P13" style:family="paragraph" style:parent-style-name="Text_20_body" style:list-style-name="L2">
      <style:paragraph-properties fo:margin-top="0cm" fo:margin-bottom="0cm" style:contextual-spacing="false" fo:padding="0.049cm" fo:border="0.06pt solid #d9d9e3"/>
    </style:style>
    <style:style style:name="P14" style:family="paragraph" style:parent-style-name="Text_20_body" style:list-style-name="L2">
      <style:paragraph-properties fo:padding="0.049cm" fo:border="0.06pt solid #d9d9e3"/>
    </style:style>
    <style:style style:name="P15" style:family="paragraph" style:parent-style-name="Text_20_body" style:list-style-name="L3">
      <style:paragraph-properties fo:margin-top="0cm" fo:margin-bottom="0cm" style:contextual-spacing="false" fo:padding="0.049cm" fo:border="0.06pt solid #d9d9e3"/>
    </style:style>
    <style:style style:name="P16" style:family="paragraph" style:parent-style-name="Text_20_body" style:list-style-name="L3">
      <style:paragraph-properties fo:padding="0.049cm" fo:border="0.06pt solid #d9d9e3"/>
    </style:style>
    <style:style style:name="P17" style:family="paragraph" style:parent-style-name="Text_20_body" style:list-style-name="L4">
      <style:paragraph-properties fo:margin-top="0cm" fo:margin-bottom="0cm" style:contextual-spacing="false" fo:padding="0.049cm" fo:border="0.06pt solid #d9d9e3"/>
    </style:style>
    <style:style style:name="P18" style:family="paragraph" style:parent-style-name="Text_20_body" style:list-style-name="L4">
      <style:paragraph-properties fo:padding="0.049cm" fo:border="0.06pt solid #d9d9e3"/>
    </style:style>
    <style:style style:name="P19" style:family="paragraph" style:parent-style-name="Text_20_body" style:list-style-name="L5">
      <style:paragraph-properties fo:margin-top="0cm" fo:margin-bottom="0cm" style:contextual-spacing="false" fo:padding="0.049cm" fo:border="0.06pt solid #d9d9e3"/>
    </style:style>
    <style:style style:name="P20" style:family="paragraph" style:parent-style-name="Text_20_body" style:list-style-name="L5">
      <style:paragraph-properties fo:padding="0.049cm" fo:border="0.06pt solid #d9d9e3"/>
    </style:style>
    <style:style style:name="P21" style:family="paragraph" style:parent-style-name="Text_20_body" style:list-style-name="L6">
      <style:paragraph-properties fo:margin-top="0cm" fo:margin-bottom="0cm" style:contextual-spacing="false" fo:padding="0.049cm" fo:border="0.06pt solid #d9d9e3"/>
    </style:style>
    <style:style style:name="P22" style:family="paragraph" style:parent-style-name="Text_20_body" style:list-style-name="L6">
      <style:paragraph-properties fo:padding="0.049cm" fo:border="0.06pt solid #d9d9e3"/>
    </style:style>
    <style:style style:name="P23" style:family="paragraph" style:parent-style-name="Text_20_body" style:list-style-name="L7">
      <style:paragraph-properties fo:margin-top="0cm" fo:margin-bottom="0cm" style:contextual-spacing="false" fo:padding="0.049cm" fo:border="0.06pt solid #d9d9e3"/>
    </style:style>
    <style:style style:name="P24" style:family="paragraph" style:parent-style-name="Text_20_body" style:list-style-name="L7">
      <style:paragraph-properties fo:padding="0.049cm" fo:border="0.06pt solid #d9d9e3"/>
    </style:style>
    <style:style style:name="P25" style:family="paragraph" style:parent-style-name="Text_20_body" style:list-style-name="L8">
      <style:paragraph-properties fo:margin-top="0cm" fo:margin-bottom="0cm" style:contextual-spacing="false" fo:padding="0.049cm" fo:border="0.06pt solid #d9d9e3"/>
    </style:style>
    <style:style style:name="P26" style:family="paragraph" style:parent-style-name="Text_20_body" style:list-style-name="L8">
      <style:paragraph-properties fo:padding="0.049cm" fo:border="0.06pt solid #d9d9e3"/>
    </style:style>
    <style:style style:name="T1" style:family="text">
      <style:text-properties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JET SDA2</text:p>
      <text:p text:style-name="P5"/>
      <text:p text:style-name="P5">Yeo Chaeryeong</text:p>
      <text:p text:style-name="P5">Nguyen Phuong Truong Nhi</text:p>
      <text:p text:style-name="P5"/>
      <text:p text:style-name="P4">1/ Les trois premiere partie </text:p>
      <text:p text:style-name="P4"/>
      <text:p text:style-name="P6">Structure et Fonctionnement</text:p>
      <text:p text:style-name="P4"/>
      <text:p text:style-name="P6">Initialisation et Libération du Maillage :</text:p>
      <text:p text:style-name="P6">Les fonctions initMaillage et freeMaillage gèrent correctement l'allocation et la libération de la mémoire pour le maillage.</text:p>
      <text:p text:style-name="P6">Usage de malloc et free pour prévenir les fuites de mémoire.</text:p>
      <text:p text:style-name="P6"/>
      <text:p text:style-name="P6">Lecture de Fichiers OBJ :</text:p>
      <text:p text:style-name="P6">La fonction lireObj lit et interprète les données d'un fichier OBJ, en extrayant les sommets et les faces du maillage.</text:p>
      <text:p text:style-name="P6">Bonne gestion des erreurs de fichier (par exemple, fichier non trouvé).</text:p>
      <text:p text:style-name="P6"/>
      <text:p text:style-name="P6">Calcul des Centroides :</text:p>
      <text:p text:style-name="P6">La fonction calculerCentroid et genererCentroides calculent correctement les centroïdes pour chaque face du maillage.</text:p>
      <text:p text:style-name="P6"/>
      <text:p text:style-name="P6">Création des Arêtes :</text:p>
      <text:p text:style-name="P6">La fonction creerAretes génère efficacement les arêtes du maillage en évitant les doublons.</text:p>
      <text:p text:style-name="P6">L'algorithme pour détecter les sommets communs entre deux faces est simple et direct.</text:p>
      <text:p text:style-name="P6"/>
      <text:p text:style-name="P4">2/ Tri par selection</text:p>
      <text:p text:style-name="P4"/>
      <text:p text:style-name="P8">Expliqer un peu des fonction :</text:p>
      <text:p text:style-name="P9"/>
      <text:p text:style-name="P6">Création et Tri des Arêtes (creerAretes, ajouterAreteSiUnique, trierAretesParSelection)</text:p>
      <text:p text:style-name="P6">creerAretes : Identifie et crée des arêtes à partir de paires de faces ayant des sommets communs.</text:p>
      <text:p text:style-name="P6">ajouterAreteSiUnique : Ajoute une arête au tableau d'arêtes si elle n'est pas déjà présente (évite les doublons).</text:p>
      <text:p text:style-name="P6">trierAretesParSelection : Trie les arêtes en utilisant l'algorithme du tri par sélection, basé sur la valeur calculée par valeurCentroide.</text:p>
      <text:p text:style-name="P6"/>
      <text:p text:style-name="P6">Génération des Arêtes Duales (genererAretesDuales)</text:p>
      <text:p text:style-name="P6">Cette fonction prend les arêtes triées et génère des arêtes duales en connectant les centroides des faces correspondantes.</text:p>
      <text:p text:style-name="P6"/>
      <text:p text:style-name="P6">Écriture des Résultats dans un Fichier (ecrireAretesDualesDansFichier)</text:p>
      <text:p text:style-name="P6">Écrit les informations des arêtes duales dans un fichier spécifié.</text:p>
      <text:p text:style-name="P6"/>
      <text:p text:style-name="P6"/>
      <text:p text:style-name="P6"/>
      <text:p text:style-name="P6">Objectif:</text:p>
      <text:p text:style-name="P6">Le programme implémente un système pour manipuler des maillages 3D. Il inclut la lecture de fichiers de maillage, le calcul des centroïdes, la création et le tri d'arêtes, la génération d'arêtes duales, et l'écriture des résultats dans un fichier.</text:p>
      <text:p text:style-name="P6"/>
      <text:p text:style-name="P6"><text:soft-page-break/></text:p>
      <text:p text:style-name="P6">Fonctionnalités Principales:</text:p>
      <text:p text:style-name="P6">Lecture de Maillage (lireObj): Lit un fichier .obj, comptant les sommets et les faces, et stocke ces informations dans une structure Maillage.</text:p>
      <text:p text:style-name="P6"/>
      <text:p text:style-name="P6">Initialisation et Libération de Maillage (initMaillage, freeMaillage): Alloue et libère la mémoire pour la structure Maillage.</text:p>
      <text:p text:style-name="P6"/>
      <text:p text:style-name="P6">Calcul de Centroides (calculerCentroid, genererCentroides): Calcule le centroïde pour chaque face du maillage.</text:p>
      <text:p text:style-name="P6"/>
      <text:p text:style-name="P6">Création et Tri d'Arêtes (creerAretes, trierAretesParSelection): Crée un tableau d'arêtes à partir des faces du maillage et les trie en utilisant le tri par sélection, basé sur les valeurs de centroïdes.</text:p>
      <text:p text:style-name="P6"/>
      <text:p text:style-name="P6">Génération d'Arêtes Duales (genererAretesDuales): Génère un tableau d'arêtes duales à partir du tableau d'arêtes triées.</text:p>
      <text:p text:style-name="P6"/>
      <text:p text:style-name="P6">Écriture des Résultats (ecrireAretesDualesDansFichier): Écrit les informations des arêtes duales dans un fichier.</text:p>
      <text:p text:style-name="P6"/>
      <text:p text:style-name="P6"/>
      <text:p text:style-name="P6">Évaluation de l'Algorithme de Tri par Sélection:</text:p>
      <text:p text:style-name="P6">Efficacité: Le tri par sélection est un algorithme de tri simple mais généralement peu efficace, surtout pour de grands ensembles de données. Il a une complexité temporelle en O(n²), où n est le nombre d'éléments à trier. Dans le contexte des maillages 3D, si le nombre d'arêtes est élevé, cet algorithme pourrait devenir un goulot d'étranglement en termes de performance.</text:p>
      <text:p text:style-name="P6"/>
      <text:p text:style-name="P6">Comparaison avec d'autres algorithmes: Des algorithmes de tri plus avancés comme le tri rapide (Quicksort) ou le tri fusion (Merge sort) offrent généralement de meilleures performances avec une complexité en O(n log n) en moyenne.</text:p>
      <text:p text:style-name="P6"/>
      <text:p text:style-name="P6">Coût (Prix) de l'Algorithme</text:p>
      <text:p text:style-name="P6">Le "prix" de l'utilisation du tri par sélection réside principalement dans son inefficacité pour de grands ensembles de données. Dans un contexte professionnel, cela pourrait se traduire par des temps de traitement plus longs et potentiellement une utilisation accrue des ressources informatiques (CPU, mémoire), ce qui peut avoir un impact financier indirect en termes de coûts d'exploitation.</text:p>
      <text:p text:style-name="P6">Suggestions d'Amélioration</text:p>
      <text:p text:style-name="P6"/>
      <text:p text:style-name="P4">3/ Tri par Tas</text:p>
      <text:p text:style-name="P6"/>
      <text:p text:style-name="P6">1. maxHeapify(Arete *aretes, int n, int i, Maillage *m)</text:p>
      <text:p text:style-name="P6">elle assure que le sous-arbre avec la racine à l'indice i est un tas maximal. elle fonctionne :</text:p>
      <text:p text:style-name="P6"/>
      <text:p text:style-name="P6">Arete *aretes : Le tableau d'arêtes à organiser en tas.</text:p>
      <text:p text:style-name="P6">int n : La taille du tas.</text:p>
      <text:p text:style-name="P6">int i : L'indice de la racine du sous-arbre à organiser en tas.</text:p>
      <text:p text:style-name="P6">Maillage *m : Un pointeur vers le maillage, nécessaire pour calculer les valeurs des centroïdes.</text:p>
      <text:p text:style-name="P6">La fonction compare la valeur du nœud i avec ses nœuds enfants (si présents). Si un des enfants a une valeur plus grande (déterminée par valeurCentroide), elle échange les nœuds et appelle récursivement maxHeapify pour le sous-arbre de l'enfant.</text:p>
      <text:p text:style-name="P6"/>
      <text:p text:style-name="P6"><text:soft-page-break/>2. buildMaxHeap(Arete *aretes, int n, Maillage *m)</text:p>
      <text:p text:style-name="P6">Cette fonction transforme un tableau en tas maximal.</text:p>
      <text:p text:style-name="P6"/>
      <text:p text:style-name="P6">Arete *aretes : Le tableau d'arêtes à organiser en tas.</text:p>
      <text:p text:style-name="P6">int n : La taille du tableau.</text:p>
      <text:p text:style-name="P6">Maillage *m : Un pointeur vers le maillage, utilisé pour calculer les valeurs des centroïdes.</text:p>
      <text:p text:style-name="P6">La fonction parcourt les nœuds non-feuille du tableau (commençant de la moitié du tableau et remontant jusqu'au début) et applique maxHeapify pour assurer que chaque sous-arbre est un tas maximal.</text:p>
      <text:p text:style-name="P6"/>
      <text:p text:style-name="P6">3. heapSort(Arete *aretes, int n, Maillage *m)</text:p>
      <text:p text:style-name="P6">Cette fonction réalise le tri par tas sur le tableau.</text:p>
      <text:p text:style-name="P6"/>
      <text:p text:style-name="P6">Arete *aretes : Le tableau d'arêtes à trier.</text:p>
      <text:p text:style-name="P6">int n : La taille du tableau.</text:p>
      <text:p text:style-name="P6">Maillage *m : Un pointeur vers le maillage, utilisé pour les calculs de valeur des centroïdes.</text:p>
      <text:p text:style-name="P6">La fonction commence par transformer le tableau en tas maximal en utilisant buildMaxHeap. Ensuite, elle déplace successivement l'élément de tête du tas (le plus grand élément) à la fin du tableau et réduit la taille du tas de 1. Après chaque déplacement, elle réorganise le tas (sans l'élément déplacé) en utilisant maxHeapify.</text:p>
      <text:p text:style-name="P6"/>
      <text:p text:style-name="P6">Efficacité de l'Algorithme</text:p>
      <text:p text:style-name="P6">Complexité du Tri par Tas : Le tri par tas est un algorithme de tri efficace avec une complexité temporelle de O(n log n) dans le pire des cas. </text:p>
      <text:p text:style-name="P6"/>
      <text:p text:style-name="P6">Optimisation et Performance : Le code utilise des techniques comme le tri en place et la manipulation directe des tableaux, ce qui contribue à une bonne performance. Cependant, le temps d'exécution réel dépend de la taille du maillage.</text:p>
      <text:p text:style-name="P6"/>
      <text:p text:style-name="P6">Utilisation de la Mémoire : Le code gère correctement la mémoire, avec des appels appropriés à malloc et free. Cette gestion est cruciale pour éviter les fuites de mémoire, en particulier lors du traitement de grands maillages.</text:p>
      <text:p text:style-name="P6"/>
      <text:p text:style-name="P4">4/ Arbre AVL</text:p>
      <text:p text:style-name="P4"/>
      <text:p text:style-name="P4">expliquer les fonctions : </text:p>
      <text:h text:style-name="P3" text:outline-level="3"><text:s/><text:span text:style-name="Source_20_Text"><text:span text:style-name="T1">insererNoeudAVL</text:span></text:span></text:h>
      <text:list xml:id="list1624758715" text:style-name="L1">
        <text:list-item>
          <text:p text:style-name="P11"><text:span text:style-name="Strong_20_Emphasis"><text:span text:style-name="T1">Objectif :</text:span></text:span> Insère une nouvelle arête dans l'arbre AVL.</text:p>
        </text:list-item>
        <text:list-item>
          <text:p text:style-name="P12"><text:span text:style-name="Strong_20_Emphasis"><text:span text:style-name="T1">Fonctionnement :</text:span></text:span> Cette fonction insère récursivement une nouvelle arête dans l'arbre. Si le noeud actuel est <text:span text:style-name="Source_20_Text"><text:span text:style-name="T1">NULL</text:span></text:span>, elle crée un nouveau noeud. Sinon, elle insère l'arête dans le sous-arbre gauche ou droit, selon la comparaison des arêtes. Après l'insertion, elle met à jour la hauteur du noeud et appelle <text:span text:style-name="Source_20_Text"><text:span text:style-name="T1">equilibrerNoeudAVL</text:span></text:span> pour s'assurer que l'arbre reste équilibré.</text:p>
        </text:list-item>
      </text:list>
      <text:h text:style-name="P1" text:outline-level="3"><text:span text:style-name="Source_20_Text"><text:span text:style-name="T1">rechercherNoeudAVL</text:span></text:span></text:h>
      <text:list xml:id="list1868252783" text:style-name="L2">
        <text:list-item>
          <text:p text:style-name="P13"><text:span text:style-name="Strong_20_Emphasis"><text:span text:style-name="T1">Objectif :</text:span></text:span> Recherche une arête dans l'arbre AVL.</text:p>
        </text:list-item>
        <text:list-item>
          <text:p text:style-name="P14"><text:soft-page-break/><text:span text:style-name="Strong_20_Emphasis"><text:span text:style-name="T1">Fonctionnement :</text:span></text:span> Effectue une recherche récursive dans l'arbre AVL. Si l'arête est trouvée ou si le parcours atteint un noeud <text:span text:style-name="Source_20_Text"><text:span text:style-name="T1">NULL</text:span></text:span>, elle retourne le noeud correspondant. Cette fonction est utilisée pour vérifier si une arête existe déjà dans l'arbre avant de l'insérer.</text:p>
        </text:list-item>
      </text:list>
      <text:h text:style-name="P1" text:outline-level="3"><text:span text:style-name="Source_20_Text"><text:span text:style-name="T1">hauteurNoeudAVL</text:span></text:span></text:h>
      <text:list xml:id="list4140962831" text:style-name="L3">
        <text:list-item>
          <text:p text:style-name="P15"><text:span text:style-name="Strong_20_Emphasis"><text:span text:style-name="T1">Objectif :</text:span></text:span> Renvoie la hauteur d'un noeud dans l'arbre AVL.</text:p>
        </text:list-item>
        <text:list-item>
          <text:p text:style-name="P16"><text:span text:style-name="Strong_20_Emphasis"><text:span text:style-name="T1">Fonctionnement :</text:span></text:span> Renvoie la hauteur stockée dans un noeud ou 0 si le noeud est <text:span text:style-name="Source_20_Text"><text:span text:style-name="T1">NULL</text:span></text:span>. Cette hauteur est utilisée pour calculer le facteur d'équilibre dans l'arbre.</text:p>
        </text:list-item>
      </text:list>
      <text:h text:style-name="P1" text:outline-level="3"><text:span text:style-name="Source_20_Text"><text:span text:style-name="T1">rotationDroite</text:span></text:span> et <text:span text:style-name="Source_20_Text"><text:span text:style-name="T1">rotationGauche</text:span></text:span></text:h>
      <text:list xml:id="list4001135357" text:style-name="L4">
        <text:list-item>
          <text:p text:style-name="P17"><text:span text:style-name="Strong_20_Emphasis"><text:span text:style-name="T1">Objectif :</text:span></text:span> Réalise des rotations pour rééquilibrer l'arbre.</text:p>
        </text:list-item>
        <text:list-item>
          <text:p text:style-name="P18"><text:span text:style-name="Strong_20_Emphasis"><text:span text:style-name="T1">Fonctionnement :</text:span></text:span> Ces fonctions modifient la structure de l'arbre en pivotant les noeuds autour d'un point central. La rotation droite déplace un noeud vers la droite, tandis que la rotation gauche le déplace vers la gauche. Ces rotations sont utilisées pour rétablir l'équilibre lorsque le facteur d'équilibre d'un noeud devient trop grand (supérieur à 1 ou inférieur à -1).</text:p>
        </text:list-item>
      </text:list>
      <text:h text:style-name="P1" text:outline-level="3"><text:span text:style-name="Source_20_Text"><text:span text:style-name="T1">equilibrerNoeudAVL</text:span></text:span></text:h>
      <text:list xml:id="list132636518" text:style-name="L5">
        <text:list-item>
          <text:p text:style-name="P19"><text:span text:style-name="Strong_20_Emphasis"><text:span text:style-name="T1">Objectif :</text:span></text:span> S'assure que l'arbre reste équilibré après chaque insertion.</text:p>
        </text:list-item>
        <text:list-item>
          <text:p text:style-name="P19"><text:span text:style-name="Strong_20_Emphasis"><text:span text:style-name="T1">Fonctionnement :</text:span></text:span> Cette fonction vérifie le facteur d'équilibre de chaque noeud (différence de hauteur entre les sous-arbres gauche et droit). Si ce facteur est trop grand, elle effectue des rotations appropriées pour rééquilibrer l'arbre. Il y a quatre cas possibles :</text:p>
          <text:list>
            <text:list-item>
              <text:p text:style-name="P19"><text:span text:style-name="Strong_20_Emphasis"><text:span text:style-name="T1">Cas gauche gauche :</text:span></text:span> Une rotation droite est nécessaire.</text:p>
            </text:list-item>
            <text:list-item>
              <text:p text:style-name="P19"><text:span text:style-name="Strong_20_Emphasis"><text:span text:style-name="T1">Cas droite droite :</text:span></text:span> Une rotation gauche est nécessaire.</text:p>
            </text:list-item>
            <text:list-item>
              <text:p text:style-name="P19"><text:span text:style-name="Strong_20_Emphasis"><text:span text:style-name="T1">Cas gauche droite :</text:span></text:span> Une rotation gauche est d'abord appliquée au sous-arbre gauche, puis une rotation droite au noeud.</text:p>
            </text:list-item>
            <text:list-item>
              <text:p text:style-name="P20"><text:span text:style-name="Strong_20_Emphasis"><text:span text:style-name="T1">Cas droite gauche :</text:span></text:span> Une rotation droite est d'abord appliquée au sous-arbre droit, puis une rotation gauche au noeud.</text:p>
            </text:list-item>
          </text:list>
        </text:list-item>
      </text:list>
      <text:h text:style-name="P1" text:outline-level="3"><text:span text:style-name="Source_20_Text"><text:span text:style-name="T1">parcoursInfixe</text:span></text:span></text:h>
      <text:p text:style-name="P2">La fonction <text:span text:style-name="Source_20_Text"><text:span text:style-name="T1">parcoursInfixe</text:span></text:span> effectue un parcours infixe (ou "in-order") de l'arbre AVL. Le parcours infixe est une manière de visiter tous les noeuds d'un arbre binaire de recherche de telle sorte que les éléments soient traités dans un ordre croissant (selon leur clé de tri). Voici les étapes clés de cette fonction :</text:p>
      <text:list xml:id="list1081858578" text:style-name="L6">
        <text:list-item>
          <text:p text:style-name="P21"><text:span text:style-name="Strong_20_Emphasis"><text:span text:style-name="T1">Gauche :</text:span></text:span> Commencez par visiter récursivement le sous-arbre gauche.</text:p>
        </text:list-item>
        <text:list-item>
          <text:p text:style-name="P21"><text:span text:style-name="Strong_20_Emphasis"><text:span text:style-name="T1">Racine :</text:span></text:span> Ensuite, traitez le noeud actuel. Dans le cas de votre programme, cela signifie calculer et stocker les arêtes duales basées sur les informations de l'arête stockée dans le noeud.</text:p>
        </text:list-item>
        <text:list-item>
          <text:p text:style-name="P22"><text:soft-page-break/><text:span text:style-name="Strong_20_Emphasis"><text:span text:style-name="T1">Droite :</text:span></text:span> Enfin, visitez récursivement le sous-arbre droit.</text:p>
        </text:list-item>
      </text:list>
      <text:p text:style-name="P2">En effectuant ces étapes pour chaque noeud de l'arbre, la fonction parcourt l'ensemble de l'arbre de manière ordonnée. Chaque arête est traitée une fois, ce qui permet de générer les arêtes duales.</text:p>
      <text:h text:style-name="P1" text:outline-level="3"><text:span text:style-name="Source_20_Text"><text:span text:style-name="T1">genererAretesDualesAVL</text:span></text:span></text:h>
      <text:p text:style-name="P2">Cette fonction utilise <text:span text:style-name="Source_20_Text"><text:span text:style-name="T1">parcoursInfixe</text:span></text:span> pour générer un tableau d'arêtes duales à partir de l'arbre AVL. Les étapes clés sont :</text:p>
      <text:list xml:id="list2670014008" text:style-name="L7">
        <text:list-item>
          <text:p text:style-name="P23"><text:span text:style-name="Strong_20_Emphasis"><text:span text:style-name="T1">Initialisation :</text:span></text:span> Un index est initialisé à 0 pour suivre la position actuelle dans le tableau d'arêtes duales.</text:p>
        </text:list-item>
        <text:list-item>
          <text:p text:style-name="P23"><text:span text:style-name="Strong_20_Emphasis"><text:span text:style-name="T1">Parcours de l'Arbre :</text:span></text:span> La fonction <text:span text:style-name="Source_20_Text"><text:span text:style-name="T1">parcoursInfixe</text:span></text:span> est appelée avec la racine de l'arbre AVL. Pour chaque noeud visité, une arête duale est générée et stockée dans le tableau.</text:p>
        </text:list-item>
        <text:list-item>
          <text:p text:style-name="P24"><text:span text:style-name="Strong_20_Emphasis"><text:span text:style-name="T1">Indexation :</text:span></text:span> L'index est incrémenté à chaque fois qu'une arête duale est ajoutée, assurant ainsi que chaque arête duale est stockée à une position unique dans le tableau.</text:p>
        </text:list-item>
      </text:list>
      <text:p text:style-name="P2"/>
      <text:p text:style-name="Text_20_body"><text:line-break/>Flux du Programme</text:p>
      <text:list xml:id="list3550601868" text:style-name="L8">
        <text:list-item>
          <text:p text:style-name="P25"><text:span text:style-name="Strong_20_Emphasis"><text:span text:style-name="T1">Lecture du Maillage :</text:span></text:span> Le programme commence par lire un fichier OBJ pour créer un maillage.</text:p>
        </text:list-item>
        <text:list-item>
          <text:p text:style-name="P25"><text:span text:style-name="Strong_20_Emphasis"><text:span text:style-name="T1">Génération des Arêtes :</text:span></text:span> Il crée ensuite des arêtes à partir des faces du maillage et les insère dans un arbre AVL. Cela garantit que toutes les arêtes sont uniques et que l'arbre est équilibré.</text:p>
        </text:list-item>
        <text:list-item>
          <text:p text:style-name="P25"><text:span text:style-name="Strong_20_Emphasis"><text:span text:style-name="T1">Génération des Arêtes Duales :</text:span></text:span> Les arêtes duales sont générées en parcourant l'arbre AVL. Chaque arête duale est basée sur les centroides des faces connectées par l'arête originale.</text:p>
        </text:list-item>
        <text:list-item>
          <text:p text:style-name="P26"><text:span text:style-name="Strong_20_Emphasis"><text:span text:style-name="T1">Écriture des Résultats :</text:span></text:span> Les arêtes duales sont ensuite écrites dans un fichier pour la visualisation ou d'autres utilisations.</text:p>
        </text:list-item>
      </text:list>
      <text:p text:style-name="Text_20_body"/>
      <text:p text:style-name="P4">ColorerGrapheDual:</text:p>
      <text:p text:style-name="P4"/>
      <text:p text:style-name="P6">Objectif: Attribuer des couleurs aux arêtes du graphe dual.</text:p>
      <text:p text:style-name="P6">Fonctionnement: La fonction colorerGrapheDual prend en entrée le tableau d'arêtes du graphe dual généré précédemment et applique un algorithme de coloration pour garantir que des arêtes adjacentes n'ont pas la même couleur.</text:p>
      <text:p text:style-name="P6">Algorithme de Coloration: L'algorithme utilisé peut être basé sur une approche gloutonne, attribuant progressivement des couleurs aux arêtes tout en évitant les conflits de couleurs entre arêtes adjacentes.</text:p>
      <text:p text:style-name="P6">Gestion des Couleurs: Les couleurs peuvent être représentées par des entiers ou des codes de couleurs spécifiques. Chaque arête du graphe dual est ensuite marquée avec sa couleur respective.</text:p>
      <text:p text:style-name="P6">Retour: La fonction peut renvoyer le tableau d'arêtes du graphe dual avec les couleurs attribuées.</text:p>
      <text:p text:style-name="P6"><text:soft-page-break/>Remarque: L'efficacité de l'algorithme de coloration peut influencer les performances globales du programme. Certains algorithmes de coloration sont plus complexes que d'autres, et le choix dépend souvent des caractéristiques spécifiques du maillage traité.</text:p>
      <text:p text:style-name="P6"/>
      <text:p text:style-name="P6">En ajoutant cette fonctionnalité de coloration, votre programme gagnera en capacité d'analyse en permettant une distinction visuelle claire entre les arêtes du graphe dual, améliorant ainsi la compréhension visuelle du maillage 3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5:58:55.869152705</meta:creation-date>
    <dc:date>2023-12-23T00:31:16.448430897</dc:date>
    <meta:editing-duration>PT56M14S</meta:editing-duration>
    <meta:editing-cycles>4</meta:editing-cycles>
    <meta:generator>LibreOffice/7.3.7.2$Linux_X86_64 LibreOffice_project/30$Build-2</meta:generator>
    <meta:document-statistic meta:table-count="0" meta:image-count="0" meta:object-count="0" meta:page-count="6" meta:paragraph-count="110" meta:word-count="1837" meta:character-count="11789" meta:non-whitespace-character-count="10083"/>
  </office:meta>
</office:document-meta>
</file>